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Yu Mincho" svg:font-family="'Yu Mincho'" style:font-family-generic="roman" style:font-pitch="variable"/>
    <style:font-face style:name="F" svg:font-family="" style:font-family-generic="system" style:font-pitch="variable"/>
    <style:font-face style:name="OpenSymbol2" svg:font-family="OpenSymbol" style:font-family-generic="system" style:font-pitch="variable"/>
    <style:font-face style:name="TakaoPGothic" svg:font-family="TakaoPGothic" style:font-family-generic="system" style:font-pitch="variable"/>
    <style:font-face style:name="Wingdings1" svg:font-family="Wingdings" style:font-family-generic="system" style:font-pitch="variable"/>
    <style:font-face style:name="Yu Mincho1" svg:font-family="'Yu Mincho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3.5pt" style:font-size-asian="13.5pt" style:font-size-complex="13.5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WWNum1">
      <style:paragraph-properties fo:text-align="start" style:justify-single-word="false"/>
    </style:style>
    <style:style style:name="P6" style:family="paragraph" style:parent-style-name="Standard" style:list-style-name="WWNum2">
      <style:paragraph-properties fo:text-align="start" style:justify-single-word="false"/>
    </style:style>
    <style:style style:name="P7" style:family="paragraph" style:parent-style-name="Standard" style:list-style-name="WWNum4">
      <style:paragraph-properties fo:text-align="start" style:justify-single-word="false"/>
    </style:style>
    <style:style style:name="P8" style:family="paragraph" style:parent-style-name="Standard">
      <style:paragraph-properties fo:margin-top="0cm" fo:margin-bottom="0.499cm" loext:contextual-spacing="false" fo:text-align="start" style:justify-single-word="false"/>
    </style:style>
    <style:style style:name="P9" style:family="paragraph" style:parent-style-name="Standard" style:list-style-name="WWNum5">
      <style:paragraph-properties fo:margin-top="0cm" fo:margin-bottom="0.499cm" loext:contextual-spacing="false" fo:text-align="start" style:justify-single-word="false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Preformatted_20_Text" style:list-style-name="WWNum3"/>
    <style:style style:name="T1" style:family="text">
      <style:text-properties fo:font-size="16pt" style:font-size-asian="16pt"/>
    </style:style>
    <style:style style:name="T2" style:family="text">
      <style:text-properties fo:font-size="13.5pt" style:font-size-asian="13.5pt" style:font-size-complex="13.5pt"/>
    </style:style>
    <style:style style:name="T3" style:family="text">
      <style:text-properties fo:font-size="12pt" style:font-size-asian="12pt" style:font-size-complex="13.5pt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LabelImg使い方</text:span></text:p>
      <text:p text:style-name="P2"><text:span text:style-name="T1"/></text:p>
      <text:p text:style-name="P3"/>
      <text:list xml:id="list5315143890871057867" text:style-name="WWNum1">
        <text:list-item>
          <text:p text:style-name="P5"><text:span text:style-name="T2">LabelImg</text:span><text:span text:style-name="T3">の使用目的</text:span></text:p>
        </text:list-item>
      </text:list>
      <text:p text:style-name="P4"><text:span text:style-name="T2"><text:tab/></text:span><text:span text:style-name="T3">画像学習のためのアノテーション付</text:span></text:p>
      <text:p text:style-name="P4"><text:span text:style-name="T2"><text:tab/></text:span><text:span text:style-name="T3">ここでいうアノテーションとは、画像の中で検知したい物体を囲うレクタングルの情報</text:span></text:p>
      <text:p text:style-name="P3"/>
      <text:list xml:id="list3932108946205591166" text:style-name="WWNum2">
        <text:list-item>
          <text:p text:style-name="P6"><text:span text:style-name="T2">LabelImg</text:span><text:span text:style-name="T3">の起動方法</text:span></text:p>
        </text:list-item>
      </text:list>
      <text:p text:style-name="P4"><text:span text:style-name="T2"><text:tab/>/labelImg</text:span><text:span text:style-name="T3">ディレクトリ上で以下を順に実行　</text:span></text:p>
      <text:list xml:id="list7951954557570855552" text:style-name="WWNum3">
        <text:list-item>
          <text:list>
            <text:list-item>
              <text:list>
                <text:list-item>
                  <text:p text:style-name="P11">sudo apt-get install pyqt5-dev-tools</text:p>
                </text:list-item>
                <text:list-item>
                  <text:p text:style-name="P11">sudo pip3 install -r requirements/requirements-linux-python3.txt</text:p>
                </text:list-item>
                <text:list-item>
                  <text:p text:style-name="P11">make qt5py3</text:p>
                </text:list-item>
                <text:list-item>
                  <text:p text:style-name="P11"><text:span text:style-name="T4">python3 labelImg.py</text:span></text:p>
                </text:list-item>
              </text:list>
            </text:list-item>
          </text:list>
        </text:list-item>
      </text:list>
      <text:p text:style-name="P4"><text:span text:style-name="T2"><text:tab/>※label</text:span><text:span text:style-name="T3">（小文字のエル）</text:span><text:span text:style-name="T2">I</text:span><text:span text:style-name="T3">（大文字のアイ）</text:span><text:span text:style-name="T2">mg</text:span><text:span text:style-name="T3">なので注意</text:span></text:p>
      <text:p text:style-name="P4"><text:span text:style-name="T2"><text:tab/></text:span><text:span text:style-name="T3">ウィンドウが開いたら起動完了</text:span></text:p>
      <text:p text:style-name="P3"/>
      <text:list xml:id="list4520843238996534843" text:style-name="WWNum4">
        <text:list-item>
          <text:p text:style-name="P7"><text:span text:style-name="T2">LabeImg</text:span><text:span text:style-name="T3">の使い方</text:span></text:p>
        </text:list-item>
      </text:list>
      <text:list xml:id="list2757640883463642356" text:style-name="WWNum5">
        <text:list-item>
          <text:list>
            <text:list-item>
              <text:p text:style-name="P9"><text:span text:style-name="T2">Open Dir</text:span><text:span text:style-name="T3">をクリックして画像のディレクトリ、</text:span><text:span text:style-name="T2">Change Save Dir</text:span><text:span text:style-name="T3">をクリックしてアノテーションを保存するディレクトリを選ぶ</text:span></text:p>
            </text:list-item>
            <text:list-item>
              <text:p text:style-name="P9"><text:span text:style-name="T2">View→Auto Saving</text:span><text:span text:style-name="T3">にチェックを入れておくと</text:span><text:span text:style-name="T2">Next Image</text:span><text:span text:style-name="T3">をクリックするだけで保存してくれるので便利</text:span></text:p>
            </text:list-item>
            <text:list-item>
              <text:p text:style-name="P9"><text:span text:style-name="T3">各画像について以下繰り返し</text:span></text:p>
              <text:list>
                <text:list-item>
                  <text:p text:style-name="P9"><text:span text:style-name="T2">W</text:span><text:span text:style-name="T3">キーでレクタングル指定モード</text:span></text:p>
                </text:list-item>
                <text:list-item>
                  <text:p text:style-name="P9"><text:span text:style-name="T3">マウスでクリックしながらレクタングル指定</text:span></text:p>
                </text:list-item>
                <text:list-item>
                  <text:p text:style-name="P9"><text:span text:style-name="T3">アノテーションの種類指定（ダブルクリックか</text:span><text:span text:style-name="T2">OK</text:span><text:span text:style-name="T3">クリック）</text:span></text:p>
                </text:list-item>
                <text:list-item>
                  <text:p text:style-name="P9"><text:span text:style-name="T3">画像内のアノテーション付け終わったら</text:span><text:span text:style-name="T2">Next Image</text:span></text:p>
                </text:list-item>
              </text:list>
            </text:list-item>
          </text:list>
        </text:list-item>
      </text:list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Yu Mincho" svg:font-family="'Yu Mincho'" style:font-family-generic="roman" style:font-pitch="variable"/>
    <style:font-face style:name="F" svg:font-family="" style:font-family-generic="system" style:font-pitch="variable"/>
    <style:font-face style:name="OpenSymbol2" svg:font-family="OpenSymbol" style:font-family-generic="system" style:font-pitch="variable"/>
    <style:font-face style:name="TakaoPGothic" svg:font-family="TakaoPGothic" style:font-family-generic="system" style:font-pitch="variable"/>
    <style:font-face style:name="Wingdings1" svg:font-family="Wingdings" style:font-family-generic="system" style:font-pitch="variable"/>
    <style:font-face style:name="Yu Mincho1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Yu Mincho" fo:font-size="12pt" fo:language="en" fo:country="US" style:letter-kerning="true" style:font-name-asian="F" style:font-size-asian="10pt" style:language-asian="ja" style:country-asian="JP" style:font-name-complex="Yu Mincho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93cm" style:writing-mode="page"/>
      <style:text-properties style:use-window-font-color="true" style:font-name="Yu Mincho" fo:font-size="12pt" fo:language="en" fo:country="US" style:letter-kerning="true" style:font-name-asian="F" style:font-size-asian="10pt" style:language-asian="ja" style:country-asian="JP" style:font-name-complex="Yu Mincho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Yu Mincho" fo:font-family="'Yu Mincho'" style:font-family-generic="roman" style:font-pitch="variable" fo:font-size="12pt" fo:language="en" fo:country="US" style:font-name-asian="F" style:font-family-generic-asian="system" style:font-pitch-asian="variable" style:font-size-asian="12pt" style:language-asian="ja" style:country-asian="JP" style:font-name-complex="Yu Mincho1" style:font-family-complex="'Yu Mincho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フッター_20__28_文字_29_" style:display-name="フッター (文字)" style:family="text" style:parent-style-name="Default_20_Paragraph_20_Fon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fo:font-size="13.5pt" style:font-size-asian="13.5pt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fo:font-size="13.5pt" style:font-size-asian="13.5pt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fo:font-size="13.5pt" style:font-size-asian="13.5pt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fo:font-size="13.5pt" style:font-size-asian="13.5pt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fo:font-size="13.5pt" style:font-size-asian="13.5pt"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fo:font-size="13.5pt" style:font-size-asian="13.5pt"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size="13.5pt" style:font-size-asian="13.5pt"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fo:font-size="13.5pt" style:font-size-asian="13.5pt"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fo:font-size="13.5pt" style:font-size-asian="13.5pt"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93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1.75cm" fo:margin-left="1.27cm" fo:margin-right="1.27cm" style:writing-mode="lr-tb" style:layout-grid-color="#c0c0c0" style:layout-grid-lines="37" style:layout-grid-base-height="0.423cm" style:layout-grid-ruby-height="0.282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04:38:00</meta:creation-date>
    <meta:initial-creator>長谷川剛史</meta:initial-creator>
    <dc:language>ja-JP</dc:language>
    <dc:date>2019-05-19T16:49:30.809591430</dc:date>
    <meta:editing-cycles>8</meta:editing-cycles>
    <meta:editing-duration>PT1H12M42S</meta:editing-duration>
    <meta:generator>LibreOffice/5.1.6.2$Linux_X86_64 LibreOffice_project/10m0$Build-2</meta:generator>
    <meta:document-statistic meta:table-count="0" meta:image-count="0" meta:object-count="0" meta:page-count="1" meta:paragraph-count="21" meta:word-count="340" meta:character-count="560" meta:non-whitespace-character-count="5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